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613d5"/>
    </style:style>
    <style:style style:name="P2" style:family="paragraph" style:parent-style-name="Standard">
      <style:paragraph-properties fo:text-align="justify" style:justify-single-word="false"/>
      <style:text-properties officeooo:paragraph-rsid="000786e0"/>
    </style:style>
    <style:style style:name="P3" style:family="paragraph" style:parent-style-name="Standard">
      <style:paragraph-properties fo:text-align="justify" style:justify-single-word="false"/>
      <style:text-properties officeooo:paragraph-rsid="000e153c"/>
    </style:style>
    <style:style style:name="P4" style:family="paragraph" style:parent-style-name="Standard">
      <style:paragraph-properties fo:text-align="justify" style:justify-single-word="false"/>
      <style:text-properties officeooo:paragraph-rsid="0010f4e2"/>
    </style:style>
    <style:style style:name="P5" style:family="paragraph" style:parent-style-name="Standard">
      <style:paragraph-properties fo:text-align="justify" style:justify-single-word="false"/>
      <style:text-properties officeooo:paragraph-rsid="0019efba"/>
    </style:style>
    <style:style style:name="P6" style:family="paragraph" style:parent-style-name="Standard">
      <style:paragraph-properties fo:text-align="justify" style:justify-single-word="false"/>
      <style:text-properties officeooo:paragraph-rsid="001b152c"/>
    </style:style>
    <style:style style:name="P7" style:family="paragraph" style:parent-style-name="Standard">
      <style:paragraph-properties fo:text-align="center" style:justify-single-word="false"/>
      <style:text-properties officeooo:paragraph-rsid="000613d5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0bd50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0bd50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139bc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613d5"/>
    </style:style>
    <style:style style:name="T1" style:family="text">
      <style:text-properties officeooo:rsid="000613d5"/>
    </style:style>
    <style:style style:name="T2" style:family="text">
      <style:text-properties fo:font-style="italic" fo:font-weight="bold" officeooo:rsid="000613d5" style:font-style-asian="italic" style:font-weight-asian="bold" style:font-style-complex="italic" style:font-weight-complex="bold"/>
    </style:style>
    <style:style style:name="T3" style:family="text">
      <style:text-properties officeooo:rsid="000786e0"/>
    </style:style>
    <style:style style:name="T4" style:family="text">
      <style:text-properties officeooo:rsid="0009c2be"/>
    </style:style>
    <style:style style:name="T5" style:family="text">
      <style:text-properties fo:font-weight="bold" officeooo:rsid="000613d5" style:font-weight-asian="bold" style:font-weight-complex="bold"/>
    </style:style>
    <style:style style:name="T6" style:family="text">
      <style:text-properties fo:font-weight="bold" officeooo:rsid="000bd502" style:font-weight-asian="bold" style:font-weight-complex="bold"/>
    </style:style>
    <style:style style:name="T7" style:family="text">
      <style:text-properties fo:font-weight="bold" officeooo:rsid="0010f4e2" style:font-weight-asian="bold" style:font-weight-complex="bold"/>
    </style:style>
    <style:style style:name="T8" style:family="text">
      <style:text-properties fo:font-weight="bold" officeooo:rsid="00139bcf" style:font-weight-asian="bold" style:font-weight-complex="bold"/>
    </style:style>
    <style:style style:name="T9" style:family="text">
      <style:text-properties officeooo:rsid="000ab8aa"/>
    </style:style>
    <style:style style:name="T10" style:family="text">
      <style:text-properties fo:font-size="14pt" fo:font-weight="bold" officeooo:rsid="000a86c5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d0b62" style:font-size-asian="14pt" style:font-weight-asian="bold" style:font-size-complex="14pt" style:font-weight-complex="bold"/>
    </style:style>
    <style:style style:name="T12" style:family="text">
      <style:text-properties officeooo:rsid="000bd502"/>
    </style:style>
    <style:style style:name="T13" style:family="text">
      <style:text-properties fo:font-weight="normal" officeooo:rsid="000bd502" style:font-weight-asian="normal" style:font-weight-complex="normal"/>
    </style:style>
    <style:style style:name="T14" style:family="text">
      <style:text-properties fo:font-weight="normal" officeooo:rsid="00143048" style:font-weight-asian="normal" style:font-weight-complex="normal"/>
    </style:style>
    <style:style style:name="T15" style:family="text">
      <style:text-properties officeooo:rsid="000e153c"/>
    </style:style>
    <style:style style:name="T16" style:family="text">
      <style:text-properties officeooo:rsid="000e6825"/>
    </style:style>
    <style:style style:name="T17" style:family="text">
      <style:text-properties officeooo:rsid="000edc17"/>
    </style:style>
    <style:style style:name="T18" style:family="text">
      <style:text-properties officeooo:rsid="0010d640"/>
    </style:style>
    <style:style style:name="T19" style:family="text">
      <style:text-properties officeooo:rsid="0010f4e2"/>
    </style:style>
    <style:style style:name="T20" style:family="text">
      <style:text-properties officeooo:rsid="00128737"/>
    </style:style>
    <style:style style:name="T21" style:family="text">
      <style:text-properties officeooo:rsid="00139bcf"/>
    </style:style>
    <style:style style:name="T22" style:family="text">
      <style:text-properties officeooo:rsid="00175de7"/>
    </style:style>
    <style:style style:name="T23" style:family="text">
      <style:text-properties officeooo:rsid="001880c3"/>
    </style:style>
    <style:style style:name="T24" style:family="text">
      <style:text-properties officeooo:rsid="0019efba"/>
    </style:style>
    <style:style style:name="T25" style:family="text">
      <style:text-properties officeooo:rsid="001b1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1"><text:span text:style-name="T10">Assignment 2 </text:span><text:span text:style-name="T11">(Due on September 1, 2014)</text:span></text:p>
      <text:p text:style-name="P7"><text:span text:style-name="T10"/></text:p>
      <text:p text:style-name="P8"><text:span text:style-name="T6">Note: <text:s/>(i) </text:span><text:span text:style-name="T13">You can use any </text:span><text:span text:style-name="T14">programming</text:span><text:span text:style-name="T13"> language to write the code for </text:span><text:span text:style-name="T14">the </text:span><text:span text:style-name="T13">problems.</text:span></text:p>
      <text:p text:style-name="P9"><text:span text:style-name="T6"><text:tab/>(ii)</text:span><text:span text:style-name="T12"> Submit source code also.</text:span></text:p>
      <text:p text:style-name="P10"><text:span text:style-name="T21"><text:tab/></text:span><text:span text:style-name="T8">(iii)</text:span><text:span text:style-name="T21"> All generated ouput should be written in a .txt file</text:span></text:p>
      <text:p text:style-name="P1"><text:span text:style-name="T1"/></text:p>
      <text:p text:style-name="P1"><text:span text:style-name="T1"><text:s/>Note that in this problem all networks are undirected. Generate following networks,</text:span></text:p>
      <text:p text:style-name="P1"><text:span text:style-name="T1"/></text:p>
      <text:p text:style-name="P5"><text:span text:style-name="T3">I) </text:span><text:span text:style-name="T2"><text:s/></text:span><text:span text:style-name="T5">Random Network</text:span><text:span text:style-name="T1">: </text:span><text:span text:style-name="T23">Generate </text:span><text:span text:style-name="T18">an</text:span><text:span text:style-name="T1"> undirected </text:span><text:span text:style-name="T18">random </text:span><text:span text:style-name="T1">network </text:span><text:span text:style-name="T2">G(n, m) </text:span><text:span text:style-name="T1"><text:s/></text:span><text:span text:style-name="T18">with nodes, </text:span><text:span text:style-name="T1"><text:s/></text:span><text:span text:style-name="T2">n</text:span><text:span text:style-name="T1"> = 4039 </text:span><text:span text:style-name="T18">and <text:s/>choose edges,</text:span><text:span text:style-name="T1"> </text:span><text:span text:style-name="T2">m</text:span><text:span text:style-name="T1"> = 1</text:span><text:span text:style-name="T24">3000</text:span><text:span text:style-name="T1"> <text:s/></text:span><text:span text:style-name="T18">randomly.</text:span><text:span text:style-name="T1"></text:span></text:p>
      <text:p text:style-name="P1"><text:span text:style-name="T1"/></text:p>
      <text:p text:style-name="P6"><text:span text:style-name="T3">II)</text:span><text:span text:style-name="T1"> </text:span><text:span text:style-name="T5">Small-World Network:</text:span><text:span text:style-name="T1"> </text:span><text:span text:style-name="T16">Generate a Small world Network model</text:span><text:span text:style-name="T1"> with </text:span><text:span text:style-name="T16">number of nodes,</text:span><text:span text:style-name="T1"> </text:span><text:span text:style-name="T2">n</text:span><text:span text:style-name="T1"> = 4039 <text:s/></text:span><text:span text:style-name="T16">organized in</text:span><text:span text:style-name="T1"> a ring, i.e., the nodes form a circle and each node is connected to its two direct neighbors (e.g., node </text:span><text:span text:style-name="T16">199</text:span><text:span text:style-name="T1"> is connected to nodes </text:span><text:span text:style-name="T16">1</text:span><text:span text:style-name="T1">98 and </text:span><text:span text:style-name="T16">2</text:span><text:span text:style-name="T1">00), giving us 4039 edges. Next, connect each node to the neighbors of its neighbors (e.g., node </text:span><text:span text:style-name="T17">1</text:span><text:span text:style-name="T1">99 is also connected to nodes </text:span><text:span text:style-name="T17">1</text:span><text:span text:style-name="T1">97 and </text:span><text:span text:style-name="T17">2</text:span><text:span text:style-name="T1">01). </text:span><text:span text:style-name="T18">Hence, it will have more</text:span><text:span text:style-name="T1"> 4039 edges. Finally, </text:span><text:span text:style-name="T24">3</text:span><text:span text:style-name="T25">5</text:span><text:span text:style-name="T1">12 pairs </text:span><text:span text:style-name="T18">of nodes select randomly <text:s/>those are not</text:span><text:span text:style-name="T1"> yet </text:span><text:span text:style-name="T18">joined</text:span><text:span text:style-name="T1"> and </text:span><text:span text:style-name="T18">form </text:span><text:span text:style-name="T1">an edge between them. </text:span><text:span text:style-name="T18">Now, network </text:span><text:span text:style-name="T1">will </text:span><text:span text:style-name="T18">have total edges, </text:span><text:span text:style-name="T1"><text:s/></text:span><text:span text:style-name="T2">m</text:span><text:span text:style-name="T1"> = 4039 * 2 + </text:span><text:span text:style-name="T25">35</text:span><text:span text:style-name="T1">12 = 1</text:span><text:span text:style-name="T25">1590</text:span><text:span text:style-name="T1"> edges.</text:span></text:p>
      <text:p text:style-name="P1"><text:span text:style-name="T1"/></text:p>
      <text:p text:style-name="P4"><text:span text:style-name="T3">III) </text:span><text:span text:style-name="T7">Real World Network:</text:span><text:span text:style-name="T19"> D</text:span><text:span text:style-name="T3">ownload </text:span><text:span text:style-name="T19">the </text:span><text:span text:style-name="T3">undirected </text:span><text:span text:style-name="T19">network data set for C</text:span><text:span text:style-name="T3">ollaboration Network <text:s/>from http://snap.stanford.edu/data/ca-GrQc.txt.gz. </text:span><text:span text:style-name="T19">In the given data set set, same edge may appear twice, as undirected network</text:span><text:span text:style-name="T3">. </text:span><text:span text:style-name="T19">T</text:span><text:span text:style-name="T3">otal </text:span><text:span text:style-name="T19">nodes and edges are</text:span><text:span text:style-name="T3"> 5,242 </text:span><text:span text:style-name="T19">and </text:span><text:span text:style-name="T3">14,496 </text:span><text:span text:style-name="T19">respectively</text:span><text:span text:style-name="T3">. ( 6 self-loops </text:span><text:span text:style-name="T19">exist in the given data set</text:span><text:span text:style-name="T3">). </text:span><text:span text:style-name="T20">Find the adjacency matrix of the network</text:span></text:p>
      <text:p text:style-name="P2"><text:span text:style-name="T3"/></text:p>
      <text:p text:style-name="P2"><text:span text:style-name="T3"/></text:p>
      <text:p text:style-name="P3"><text:span text:style-name="T20"><text:tab/>Draw the above networks and analyze them</text:span><text:span text:style-name="T4">. Plot the degree distribution </text:span><text:span text:style-name="T20">of all above networks and compare them, draw</text:span><text:span text:style-name="T15"> also plot in </text:span><text:span text:style-name="T4">log-log </text:span><text:span text:style-name="T15">plot</text:span><text:span text:style-name="T4"> </text:span><text:span text:style-name="T9">(By log-log we mean that both the horizontal and vertical axis must be in logarithmic scale)</text:span><text:span text:style-name="T4">. </text:span><text:span text:style-name="T20">Make all </text:span><text:span text:style-name="T22">the </text:span><text:span text:style-name="T20">plots simultaneously in a single plot.</text:span><text:span text:style-name="T4"> Briefly describe the shape of each distribution and explain the differences between the networks. </text:span><text:span text:style-name="T20">Discuss about the shape of each plot distribution and find the differen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rag </meta:initial-creator>
    <meta:creation-date>2014-08-23T12:41:38</meta:creation-date>
    <dc:date>2014-08-23T15:28:58</dc:date>
    <dc:creator>Anurag </dc:creator>
    <meta:editing-duration>PT2H44M34S</meta:editing-duration>
    <meta:editing-cycles>23</meta:editing-cycles>
    <meta:generator>LibreOffice/4.0.2.2$Linux_X86_64 LibreOffice_project/400m0$Build-2</meta:generator>
    <meta:document-statistic meta:table-count="0" meta:image-count="0" meta:object-count="0" meta:page-count="1" meta:paragraph-count="9" meta:word-count="313" meta:character-count="1860" meta:non-whitespace-character-count="1530"/>
  </office:meta>
</office:document-meta>
</file>